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3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16383" table:default-cell-style-name="Default"/>
        <table:table-row table:style-name="ro1">
          <table:table-cell table:style-name="ce1" office:value-type="string" calcext:value-type="string">
            <text:p>word </text:p>
          </table:table-cell>
          <table:table-cell table:style-name="ce1" office:value-type="string" calcext:value-type="string">
            <text:p>Type</text:p>
          </table:table-cell>
          <table:table-cell table:style-name="ce1" table:number-columns-repeated="16382"/>
        </table:table-row>
        <table:table-row table:style-name="ro1">
          <table:table-cell office:value-type="string" calcext:value-type="string">
            <text:p>a </text:p>
          </table:table-cell>
          <table:table-cell office:value-type="string" calcext:value-type="string">
            <text:p>det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ando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il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or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out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ov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road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s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solut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solut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strac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u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byss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ademic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ep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epta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e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id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ommod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ompan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omplis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or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ou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urat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cu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hie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hiev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knowledg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olyt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qui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quisi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ross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iv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u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ctu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ap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di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ditio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dre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equat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ju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just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ministr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mi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mi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op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ul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van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vant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ven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vi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vi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vis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dvoc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ffai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ffe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ffor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frai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fter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fterno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ain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ainst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enc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enda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gress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o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re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re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gricultur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head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i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i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i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ircraf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ar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bu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chemis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chemy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coho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eg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ow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l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most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on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ong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ongside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read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right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so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ta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t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ternativ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though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together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lways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maz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mend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mong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mou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mule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alysi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aly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alyz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cestral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ci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d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g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g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gr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im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noun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nounc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nu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other </text:p>
          </table:table-cell>
          <table:table-cell office:value-type="string" calcext:value-type="string">
            <text:p>det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sw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ticip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xie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xious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ybody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ymor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yone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ything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ywa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nywher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art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art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ologiz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ar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aren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aritio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ea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ea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ear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lic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l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oin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oint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reci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roac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ropriat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rov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ro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pproximat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boreal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cane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ch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chitec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chmag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ea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gu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gu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i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mo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mor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m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ound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rang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rang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re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riv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ri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row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tic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tific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rti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hame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id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assi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e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ess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e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ig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i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ist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ista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ocia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oci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um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ump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ssu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hle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mosphe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tac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tac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temp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te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tend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ten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titud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tra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tra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tract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ttribu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di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th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tomatic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utum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vaila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verag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voi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war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war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warene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wa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wfu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ax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b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ck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ckgrou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d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lan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l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n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n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rbaria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r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r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rren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rri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sic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sic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si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tt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azaa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ac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a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a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autifu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au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cause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com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droo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for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g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ha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havi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hind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lief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lie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l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lltow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long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low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l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neath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nefi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rserk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side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sides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tween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eyond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a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g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l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ologic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r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r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i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ack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acksmith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adecraf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adesmith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am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e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essing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igh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in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oc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o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oo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ood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ow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lu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ar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a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d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g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l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mb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ok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o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om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ost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o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ots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rd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rrow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th </text:p>
          </table:table-cell>
          <table:table-cell office:value-type="string" calcext:value-type="string">
            <text:p>det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th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tt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tto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unda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w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x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o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ac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a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anc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a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azen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ea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ea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eakfa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ea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ea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eath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ee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ewmast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id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ief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ief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igan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igh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illia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imston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ing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oa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oth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ow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rush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ckl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dge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il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nc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rde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r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rst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r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sine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s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t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tt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uy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by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ir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k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lcul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l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lm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m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mpaig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n 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nce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nc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ndida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pabil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pa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pac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pit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ptai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ptu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rb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r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re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refu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refu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rpe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rr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st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tacomb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talo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tc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tego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uldro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u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av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elebr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elebr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el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en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entr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entu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eremon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ertai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ertain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i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irma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lic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llen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mb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mpio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mp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mpionshi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ng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nnel 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os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p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rac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racteristic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racteriz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rg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rio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r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rm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r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a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eap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ec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ee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ee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emic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e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estplat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icke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ief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ief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iefta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il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ildhoo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i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ocola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oi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oo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hurc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igaret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irc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ircumst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i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itize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ivi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ivilia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aim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a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assic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assic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au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ea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ea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ear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ick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ima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imb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inic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oak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oc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os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os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othe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othin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ou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ub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luster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ac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a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a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d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ffe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l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llap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lleagu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lle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lle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lle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l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lum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bin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bin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ed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fo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forta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ma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merci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mis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mi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mit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mitte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mo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munic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munic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mun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an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a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aris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ens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e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eti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etit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etit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la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lai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le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let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lex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lex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lic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on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o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osi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ou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rehens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ri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romise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mpu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centr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centr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cep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cer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ce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clud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clu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cre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di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du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dui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fer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fid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fid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firm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fli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fu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fu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juratio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jure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ne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ne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equ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equen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ervat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id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idera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ider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i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ist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ta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tan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titu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trai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tru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tru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ul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um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sum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a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a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emporar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e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ex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inu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inuous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rac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ra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ribu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ribu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ro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troversi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ven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ventio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vers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ver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nvin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o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o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oper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p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p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rn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rpor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rrec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rrespo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rrupt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g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ld 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nci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nsel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n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n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nt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n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p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ri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r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us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v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ve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v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ver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ow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ac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aft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ag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as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az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ea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e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e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eat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ea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edi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es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ew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im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imi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isi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iteria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itic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itic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iticis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iticiz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o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o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ow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ow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uci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yp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ryptic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ltur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l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rious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rr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rren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rta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rv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sto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stom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u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cyc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gg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i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m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m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n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ng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ngerous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re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rk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rkne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ta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ugh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a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a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a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al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a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a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ba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b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ad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id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i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la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lin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crea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dic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ep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ep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fea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fe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fen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fici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fin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finit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fini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gre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la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ligh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liv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live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ma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mocrac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mocratic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monic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monstr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monstr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ns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n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part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pe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pend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posi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pre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pres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p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ri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crib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crip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e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er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ig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ign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i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pite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tro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stru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tai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te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termin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termin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velop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velop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vi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evo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alo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e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ff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ffer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ffer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fferen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fficul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fficul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g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men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nn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re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re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rec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rt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agre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appea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appoin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as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cipli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cou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cov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cove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cu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cus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ea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enchant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mi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ord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pel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pla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pu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t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ta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tinc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tin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tinguis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tribu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tric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sturb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vers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vid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vine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vinity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vi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ivorce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o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oct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ocu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o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omai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omestic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omin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o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ouble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oub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own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oze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af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ag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ama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amatic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amatic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aw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ea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e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in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i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iv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op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u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ui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r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u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ungeo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uring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u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du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ach </text:p>
          </table:table-cell>
          <table:table-cell office:value-type="string" calcext:value-type="string">
            <text:p>det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a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arl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ar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ar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a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asi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a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aster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as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a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conomic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conom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d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di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di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dit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duc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duc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ducatio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ffec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ffect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ffectiv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fficienc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ffici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ffo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g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ithe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ld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lderl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ldritch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le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le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l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limin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lixi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ls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lsewher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barra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brace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erg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ergenc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o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otio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pero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phasi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phasiz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pir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pi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plo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ploye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ploy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ploy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mpt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abl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chant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chanting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chantmen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count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courag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em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erg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gag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gi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gine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han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jo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ormous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ough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su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t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terta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tertain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tir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tir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titl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tity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tr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t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velop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viron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nvironment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o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qu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qu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qu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quinox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quip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quival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ra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rr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scap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speci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ssa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ssenti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stablis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stablish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sta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stima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th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theric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thnic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alu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alu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en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enin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entu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er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ery </text:p>
          </table:table-cell>
          <table:table-cell office:value-type="string" calcext:value-type="string">
            <text:p>det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erybody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eryda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eryone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erything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erywher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id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i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olu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vol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ac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ac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a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amin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amin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amp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cee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cell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cept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cep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ce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chang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ci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cit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clud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cu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erci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hau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hibi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hibi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i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ist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a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an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e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ect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endi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en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ens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eri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eri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eriment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e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la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lan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lo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or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o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os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re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pres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e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en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ens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er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ra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ra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raordinar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rem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xtrem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ey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bl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il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cto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d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i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il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i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ir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irytal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i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ithfu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l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milia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mil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mous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nc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ntastic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r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rm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scin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sh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s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ther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ul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v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avorit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a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as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a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e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e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llow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ma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stiv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ew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el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gh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gu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l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n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n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nanci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n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ng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nis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rm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rm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rs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rs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s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ix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a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ash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a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exi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igh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oat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oo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o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ow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ow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l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cu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ld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lk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lklor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llow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o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eca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eig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es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e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ever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g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ge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m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mat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m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mer </text:p>
          </table:table-cell>
          <table:table-cell office:value-type="string" calcext:value-type="string">
            <text:p>det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mula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th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tunat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tu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rward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u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ound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ag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am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amewor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e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eedo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eez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equenc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equ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equen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esh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ie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iend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iendshi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ighte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om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o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rui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e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lfil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l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n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nctio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ndament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nn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rni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rthe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rthermor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fu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lle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m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rde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tekeep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th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untle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aze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a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mston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nd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ner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ner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ner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ner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nt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ntlema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n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nuin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sture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e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ia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if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ir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i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la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lance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la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lob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lyph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o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o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oble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o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ol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olde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oo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org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over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overn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b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d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du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du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mma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n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ndmoth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n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tefu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a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ea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ea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eav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ee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ee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imoir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ou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ou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ow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row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arante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ard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ar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ardia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e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e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id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ideli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ilt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gu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bi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i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lf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l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ndl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ng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ppe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ppine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pp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rb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r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rd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rm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ave 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a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al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alth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a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a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a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avi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av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igh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llo </text:p>
          </table:table-cell>
          <table:table-cell office:value-type="string" calcext:value-type="string">
            <text:p>int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lm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lp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lpfu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nc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al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o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rself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esit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 </text:p>
          </table:table-cell>
          <table:table-cell office:value-type="string" calcext:value-type="string">
            <text:p>int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d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gh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ghligh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gh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l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mself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storia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storic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storic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sto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i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l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ld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lida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llow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ly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m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nes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no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n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norguar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o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p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pefu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r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rri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r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spit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te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u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u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usehol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w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owever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ug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um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ung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un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unt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urr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ur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usba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m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hypothesi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dea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de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dentif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dent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f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gno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l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lleg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llne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llusio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llusory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llustr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llustr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agin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agin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bue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mediat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mediat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migra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migr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lemen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lement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lic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l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or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ort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orta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o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ossi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re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res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ress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ro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mprov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arnate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entiv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id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lud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om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orpor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orporeal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rea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creasing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eed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epend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epend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ex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ic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ic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ividu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ustri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dust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fa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fe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fernal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ferno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fl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fluen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form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form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iti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iti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itiativ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ju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ju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lay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ne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noc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nov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pu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qui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id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igh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i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pi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tal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t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tead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titu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titutio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tru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tru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ur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su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gr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llectu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llig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ns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n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ra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re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rio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r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rnatio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rpre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rpret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rven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erview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o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rodu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trodu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ven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ve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vestig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vestig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vest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vest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vit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vi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vocatio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vok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vol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nvolv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r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sla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sol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ssu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t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te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itself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cke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il 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aveli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est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ewelcraf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ob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o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oi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ok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ok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ourn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ournali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ourne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ourneyma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o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dg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dg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mp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st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sti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justif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ee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eep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e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c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l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ngdom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itche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e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f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igh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oc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ow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knowled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be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bo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borato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bryinth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c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d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i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k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nc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nc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ndscap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ngu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nter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rg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rg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s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t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tte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ug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ugh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unc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w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wy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y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az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a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ad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adershi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agu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a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ap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ar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ast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ath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a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c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f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g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gen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gisl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ng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ss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ss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t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ve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eylin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abil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ber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bra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cen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e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f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gh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k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kel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mi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mit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n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qui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ste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sten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ter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terar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tera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tt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i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a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a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c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c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c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c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gic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ng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o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os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r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u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vel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v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ow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uc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uck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unc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luxu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chi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gazi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g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gic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gicia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n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nta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inten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jo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jor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k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k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nag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nag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nag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nn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nufactu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nufactur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n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aud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ch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g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ke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ri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rr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ss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ste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tc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teri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thematic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t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tur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ximu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yb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ay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adow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a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anwhil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asu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asur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a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chanis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dallio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dic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dici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ditat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diu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e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mb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mbershi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mo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nt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ntio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nu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r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r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ss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t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etho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dd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ght 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lita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l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ne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nimu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nis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no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nor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nu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rag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rr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s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stak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x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ix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bi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d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de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derat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der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dif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du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narch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ne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nit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nolith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n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nth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numen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o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onris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r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r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reover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rnin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st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s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th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tiv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tiv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t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un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unta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u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u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v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ovi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uch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ultip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urd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usc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useu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usic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usic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usicia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ust 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utu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yself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myste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am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arrativ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arrow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atio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ativ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atur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atur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a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a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arb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ar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cessari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cessar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c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cromancy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cropolis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e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gat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glect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goti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goti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ighb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ighborhoo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ithe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rv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rvous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twor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ver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vertheless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w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w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w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ex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ic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igh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bl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body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i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ma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ne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r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rm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rm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r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rther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t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thing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ti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table:number-columns-repeated="2"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e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vic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w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wadays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owher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umb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umerous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nur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ath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belisk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bje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bjectiv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blig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bserv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bser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bvious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bvious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cca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ccasion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ccup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ccu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cea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d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f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ff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ffen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ff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ffi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ffic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ffici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ften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i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kay </text:p>
          </table:table-cell>
          <table:table-cell office:value-type="string" calcext:value-type="string">
            <text:p>int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l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me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n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nc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n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nto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nyx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e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era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er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er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erat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in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pon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portun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po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posit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posi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p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acl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ang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d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dinar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ganic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ganiz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ganiz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ig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igi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igin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rnate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the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therwis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rselves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com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li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pos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pu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utsid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ver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veral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vercom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verseas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w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wn </text:p>
          </table:table-cell>
          <table:table-cell office:value-type="string" calcext:value-type="string">
            <text:p>det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wn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ownershi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c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ck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in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i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ladi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nacea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ne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nic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ntheo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p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ago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agrap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alle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chmen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iah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k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ticipa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ticip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ticip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ticula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ticular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tn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tnershi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r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ss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sseng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s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ti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tter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uldro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u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ay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a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a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nal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op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cei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c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cent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cep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fec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fec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form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form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haps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ilous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io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man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mis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mi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s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so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sonal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son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sonne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spectiv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ersuad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hantasmal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ha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henomen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hilosoph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hra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hysic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c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c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e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le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lo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k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nnacl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p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itc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i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i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ne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stic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tfor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ay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easa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eas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eas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enty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o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lus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cke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e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e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et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in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li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lic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litic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liticia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litic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l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llu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o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o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p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pula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pul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rtal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r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rtrai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si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sit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sse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sses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ssibil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ssi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ssib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tato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tenti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tenti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tio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u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u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ver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w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owerfu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actic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acti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aise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a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cis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cis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di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f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fer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gnanc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gna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mi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par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pa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s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s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sent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ser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ss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sumab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te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tt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ven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vious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evious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d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mari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mar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m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ncip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ncip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n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o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or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s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son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vat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vile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iz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babil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bab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ble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ced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cee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ce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du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duc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duc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du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fes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fessio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fess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fi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fi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gra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gre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jec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mi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mo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mo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mp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of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pe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per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per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phecy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por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pos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po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spec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te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te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te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te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u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vid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vi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rovi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sychologic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b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blic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blic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blish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l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mp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pi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rcha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r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rpo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rsu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s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u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pyr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agmir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aint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alific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alif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al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ant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ar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e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ll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s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estio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ick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ick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icksan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icksilv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ie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ie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ill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it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iv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quo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ci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dic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dio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i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i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ndom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n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ng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n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pi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pid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r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r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ther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tio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aw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c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d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d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l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liz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lm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s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sona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asonab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cal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cei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c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cen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cko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cogni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cogniz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comme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commend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cor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cov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cove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crui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du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du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f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feren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fle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fle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form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fuge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fu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gal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gar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gardless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g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gio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gist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gistr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gre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gula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gular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gul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gul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je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ationshi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ativ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ativ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ax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ea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eva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ia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ic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ief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ig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igious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iquary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l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ma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mar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marka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memb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mi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mot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mo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n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pai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pea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pla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pl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po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por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presen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present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presentativ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put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que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qui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quir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cu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earc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earch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er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id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ig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i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ist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olu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ol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o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our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pe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pectiv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po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pon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ponsibil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ponsi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taura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to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tri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tri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sul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tai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ta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ti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tir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tur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vea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venan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venu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ver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view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vi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volu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ewar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ch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d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f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gh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ng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n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s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tual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v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iv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a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c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gu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l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mantic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f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o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ugh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ugh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un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u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uti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w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oy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ui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u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u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u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un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unic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ur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us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rustic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f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fe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i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k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la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lt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m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mpl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n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tisfa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tisf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a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a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a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a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e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hedul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hem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hola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hoo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i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ientific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ienti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op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o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ou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ream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ree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rib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croll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a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a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arc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as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a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con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condar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cond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cre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creta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ct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cu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cur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e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e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em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g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le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lec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lf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l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nio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n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nsitiv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nt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par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qu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rie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rious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rious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rva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r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rv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rvi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s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tl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ttl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veral </text:p>
          </table:table-cell>
          <table:table-cell office:value-type="string" calcext:value-type="string">
            <text:p>det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ver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x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exu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ade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adow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adow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ak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ama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ap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ar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a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arp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e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ee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ee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elf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el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el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iel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if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in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i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i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c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o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uld 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uld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u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w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ow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hu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ck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d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g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gh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g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gn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gnific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gnifica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gnifican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l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l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lv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mila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milar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mp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mp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nce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ng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ng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ng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n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s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tu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tu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iz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kil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k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kirmish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ki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kull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k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lav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leep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li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lid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ligh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ligh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lip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lop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low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low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mal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mar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mel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mil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mite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moke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mooth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nap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now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ci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cie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f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i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ldi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lid </text:p>
          </table:table-cell>
          <table:table-cell office:value-type="string" calcext:value-type="string">
            <text:p>adj/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lu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l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me </text:p>
          </table:table-cell>
          <table:table-cell office:value-type="string" calcext:value-type="string">
            <text:p>det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mebody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mehow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meone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mething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metimes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mewhat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mewher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n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on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rry </text:p>
          </table:table-cell>
          <table:table-cell office:value-type="string" calcext:value-type="string">
            <text:p>int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u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u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ur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u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outher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ar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a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ak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ci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ciali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cializ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cie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cific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cific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cif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ec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e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ll 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llbook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e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iri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li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onso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o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o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rea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prin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qua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quir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bil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ff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i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k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m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ndar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r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t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tistic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tu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a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ead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ea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ee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e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e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ic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ill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imul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i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oc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omac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o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op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or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o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or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o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aigh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a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ang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ang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ateg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ea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ee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eng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engthe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ess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etc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ic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ik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in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ip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ok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ong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ong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uctur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uc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ruggl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ud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udio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ud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uff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upi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ty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bjec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bmi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bsequ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bsequent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bsta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bstanti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bstitu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ccee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cce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ccessfu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ccessfu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ch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dde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dden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ff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ffici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ga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gge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gges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i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ita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mmariz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mma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mm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pple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ppli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ppl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ppor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ppor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ppo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fac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ge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pri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prising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rou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ve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viv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rvi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spec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spe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usta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ear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eep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ee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im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ing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itc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or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ordmaide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wordsma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mbo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mpto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syste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b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ckl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i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k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l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l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lisma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l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l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lo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n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p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p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rge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s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st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ax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a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ac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ach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a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ar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chnic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chniqu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chnolog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enag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lepho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levi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l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mpera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mporar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ndenc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nde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nni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n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r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rri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rrito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ex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an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an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at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aumaturgy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 </text:p>
          </table:table-cell>
          <table:table-cell office:value-type="string" calcext:value-type="string">
            <text:p>det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a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m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mselves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n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oretic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o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rap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r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refor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ey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ick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i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in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in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ir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is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ough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rea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reate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roa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ron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rough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roughout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row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hus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cke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gh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ll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m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nctur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n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r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ssu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it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da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gether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m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morrow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ngu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night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o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o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o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pic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t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t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tem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uc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ugh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u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uris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uri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urna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ward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w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w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o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c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c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d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di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dition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ffic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i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nquil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nsf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nsform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nsi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nsl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nspor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nsport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avel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ea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eat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e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e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ia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ic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igger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inke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i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oop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oub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uc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u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us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u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r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ub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u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ur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wice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wiligh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wi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wist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yp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ypic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ypic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tyran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gl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ltimat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a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certain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c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clea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de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dergo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derli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derstan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dertak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dying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employmen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fortunat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holy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ifor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iqu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i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i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ivers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ivers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iversi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know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leash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less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lik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lik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ruly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til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usu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nyielding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p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pda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pon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pper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prising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pse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rba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rg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s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sefu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s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su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usu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gabon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gran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liant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lley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lle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lo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lua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lu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nguar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nquish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ria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riat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riet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rious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r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as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getab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hicl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il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llum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ntu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rb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r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rsus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r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sse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stig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stmen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etera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a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al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ctim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ctor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deo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ew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ll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olen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olen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rtual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sib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sio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si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si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sito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sonary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su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ta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itality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oic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olum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oluntar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olunte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ortex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o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o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voyag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g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i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k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lk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l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n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nde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nderer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nt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rcry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rde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rm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r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s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s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tc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tchman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v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y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aystone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ak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akne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al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althy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apo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ar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ath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ave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b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e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eke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ek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ig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igh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igh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ir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lcom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lfa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ll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st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ster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et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at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atever </text:p>
          </table:table-cell>
          <table:table-cell office:value-type="string" calcext:value-type="string">
            <text:p>det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eel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e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enever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e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ereas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erever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ether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ich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ile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ilst </text:p>
          </table:table-cell>
          <table:table-cell office:value-type="string" calcext:value-type="string">
            <text:p>con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irlwin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isper </text:p>
          </table:table-cell>
          <table:table-cell office:value-type="string" calcext:value-type="string">
            <text:p>noun, 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it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o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ol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h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cked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d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del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f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ld</text:p>
          </table:table-cell>
          <table:table-cell office:value-type="string" calcext:value-type="string">
            <text:p>adj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ld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ll 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n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ndow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ng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ngs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nn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n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p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r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sdom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se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sh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th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thdraw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thin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thout </text:p>
          </table:table-cell>
          <table:table-cell office:value-type="string" calcext:value-type="string">
            <text:p>prep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tness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zard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izardry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man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nd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nderful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o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oden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r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rk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rk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rl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rry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r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uld </text:p>
          </table:table-cell>
          <table:table-cell office:value-type="string" calcext:value-type="string">
            <text:p>verb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ound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rap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rite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rite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wrong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ear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ellow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es </text:p>
          </table:table-cell>
          <table:table-cell office:value-type="string" calcext:value-type="string">
            <text:p>int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esterday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et </text:p>
          </table:table-cell>
          <table:table-cell office:value-type="string" calcext:value-type="string">
            <text:p>adv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ield </text:p>
          </table:table-cell>
          <table:table-cell office:value-type="string" calcext:value-type="string">
            <text:p>verb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ou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oung </text:p>
          </table:table-cell>
          <table:table-cell office:value-type="string" calcext:value-type="string">
            <text:p>adj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ourself </text:p>
          </table:table-cell>
          <table:table-cell office:value-type="string" calcext:value-type="string">
            <text:p>pro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youth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ealot</text:p>
          </table:table-cell>
          <table:table-cell office:value-type="string" calcext:value-type="string">
            <text:p>noun</text:p>
          </table:table-cell>
          <table:table-cell table:number-columns-repeated="16382"/>
        </table:table-row>
        <table:table-row table:style-name="ro1">
          <table:table-cell office:value-type="string" calcext:value-type="string">
            <text:p>zone </text:p>
          </table:table-cell>
          <table:table-cell office:value-type="string" calcext:value-type="string">
            <text:p>noun </text:p>
          </table:table-cell>
          <table:table-cell table:number-columns-repeated="16382"/>
        </table:table-row>
      </table:table>
      <table:named-expressions/>
      <table:database-ranges>
        <table:database-range table:name="__Anonymous_Sheet_DB__0" table:target-range-address="Sheet1.A2:Sheet1.B3005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05">00/00/0000</text:date>, <text:time style:data-style-name="N2" text:time-value="22:04:46.2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05T14:10:17.898000000</meta:creation-date>
    <dc:date>2024-05-05T22:04:55.489000000</dc:date>
    <meta:editing-duration>PT1H34M33S</meta:editing-duration>
    <meta:editing-cycles>25</meta:editing-cycles>
    <meta:generator>LibreOffice/24.2.3.2$Windows_X86_64 LibreOffice_project/433d9c2ded56988e8a90e6b2e771ee4e6a5ab2ba</meta:generator>
    <meta:document-statistic meta:table-count="1" meta:cell-count="6010" meta:object-count="0"/>
  </office:meta>
</office:document-meta>
</file>